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5.667cm" style:rel-column-width="21845*"/>
    </style:style>
    <style:style style:name="Taula1.A1" style:family="table-cell">
      <style:table-cell-properties fo:padding="0.049cm" fo:border-left="none" fo:border-right="none" fo:border-top="none" fo:border-bottom="0.05pt solid #000000" style:writing-mode="page"/>
    </style:style>
    <style:style style:name="Taula2" style:family="table">
      <style:table-properties style:width="17.013cm" fo:margin-left="0cm" table:align="left"/>
    </style:style>
    <style:style style:name="Taula2.A" style:family="table-column">
      <style:table-column-properties style:column-width="8.811cm"/>
    </style:style>
    <style:style style:name="Taula2.B" style:family="table-column">
      <style:table-column-properties style:column-width="0.9cm"/>
    </style:style>
    <style:style style:name="Taula2.C" style:family="table-column">
      <style:table-column-properties style:column-width="7.303cm"/>
    </style:style>
    <style:style style:name="Taula2.A1" style:family="table-cell">
      <style:table-cell-properties style:writing-mode="page"/>
    </style:style>
    <style:style style:name="Taula3" style:family="table">
      <style:table-properties style:width="17.013cm" fo:margin-left="0cm" table:align="left"/>
    </style:style>
    <style:style style:name="Taula3.A" style:family="table-column">
      <style:table-column-properties style:column-width="3.201cm"/>
    </style:style>
    <style:style style:name="Taula3.B" style:family="table-column">
      <style:table-column-properties style:column-width="0.794cm"/>
    </style:style>
    <style:style style:name="Taula3.C" style:family="table-column">
      <style:table-column-properties style:column-width="13.018cm"/>
    </style:style>
    <style:style style:name="Taula3.A1" style:family="table-cell">
      <style:table-cell-properties fo:padding="0cm" fo:border="none" style:writing-mode="page"/>
    </style:style>
    <style:style style:name="P1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arial" officeooo:rsid="0017276e" officeooo:paragraph-rsid="0017276e"/>
    </style:style>
    <style:style style:name="P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officeooo:rsid="0017276e" officeooo:paragraph-rsid="0017276e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officeooo:rsid="00185e3e" officeooo:paragraph-rsid="00185e3e"/>
    </style:style>
    <style:style style:name="P4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style:font-name="arial" officeooo:rsid="00185e3e" officeooo:paragraph-rsid="00185e3e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officeooo:rsid="00197efb" officeooo:paragraph-rsid="00197efb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officeooo:rsid="001a8767" officeooo:paragraph-rsid="002180f0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officeooo:rsid="001a8767" officeooo:paragraph-rsid="001a8767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officeooo:rsid="001e3f9d" officeooo:paragraph-rsid="001e3f9d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weight="bold" officeooo:rsid="0017276e" officeooo:paragraph-rsid="0017276e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weight="bold" officeooo:rsid="00185e3e" officeooo:paragraph-rsid="00185e3e" style:font-weight-asian="bold" style:font-weight-complex="bold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weight="bold" officeooo:rsid="00197efb" officeooo:paragraph-rsid="00197efb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weight="bold" officeooo:rsid="001a8767" officeooo:paragraph-rsid="001a8767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fo:font-weight="bold" officeooo:rsid="001e3f9d" officeooo:paragraph-rsid="001e3f9d" style:font-weight-asian="bold" style:font-weight-complex="bold"/>
    </style:style>
    <style:style style:name="P1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officeooo:paragraph-rsid="001e3f9d"/>
    </style:style>
    <style:style style:name="P15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officeooo:paragraph-rsid="0017276e"/>
    </style:style>
    <style:style style:name="P16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officeooo:paragraph-rsid="00185e3e"/>
    </style:style>
    <style:style style:name="P17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officeooo:paragraph-rsid="00185e3e"/>
    </style:style>
    <style:style style:name="P18" style:family="paragraph" style:parent-style-name="Standard" style:list-style-name="L6">
      <style:paragraph-properties fo:margin-top="0.101cm" fo:margin-bottom="0.101cm" loext:contextual-spacing="false" fo:text-align="justify" style:justify-single-word="false"/>
      <style:text-properties officeooo:paragraph-rsid="00185e3e"/>
    </style:style>
    <style:style style:name="P19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officeooo:paragraph-rsid="00185e3e"/>
    </style:style>
    <style:style style:name="P20" style:family="paragraph" style:parent-style-name="Table_20_Contents">
      <style:text-properties style:font-name="arial" fo:font-size="10pt" officeooo:rsid="001f1c12" officeooo:paragraph-rsid="001f1c12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officeooo:rsid="001f1c12" officeooo:paragraph-rsid="001f1c12" style:font-size-asian="10pt" style:font-size-complex="10pt"/>
    </style:style>
    <style:style style:name="P22" style:family="paragraph" style:parent-style-name="Table_20_Contents" style:list-style-name="L1">
      <style:paragraph-properties fo:margin-top="0.101cm" fo:margin-bottom="0.101cm" loext:contextual-spacing="false" fo:text-align="justify" style:justify-single-word="false"/>
      <style:text-properties style:font-name="arial" officeooo:rsid="00197efb" officeooo:paragraph-rsid="00197efb"/>
    </style:style>
    <style:style style:name="P23" style:family="paragraph" style:parent-style-name="Table_20_Contents" style:list-style-name="L1">
      <style:paragraph-properties fo:margin-top="0.101cm" fo:margin-bottom="0.101cm" loext:contextual-spacing="false" fo:text-align="justify" style:justify-single-word="false"/>
      <style:text-properties style:font-name="arial" officeooo:rsid="00197efb" officeooo:paragraph-rsid="002180f0"/>
    </style:style>
    <style:style style:name="P24" style:family="paragraph" style:parent-style-name="Table_20_Contents" style:list-style-name="L1">
      <style:paragraph-properties fo:margin-top="0.101cm" fo:margin-bottom="0.101cm" loext:contextual-spacing="false" fo:text-align="start" style:justify-single-word="false"/>
      <style:text-properties style:font-name="arial" officeooo:rsid="00197efb" officeooo:paragraph-rsid="00197efb"/>
    </style:style>
    <style:style style:name="P25" style:family="paragraph" style:parent-style-name="Table_20_Contents" style:list-style-name="L2">
      <style:paragraph-properties fo:margin-top="0.101cm" fo:margin-bottom="0.101cm" loext:contextual-spacing="false" fo:text-align="justify" style:justify-single-word="false"/>
      <style:text-properties style:font-name="arial" officeooo:rsid="001c29c6" officeooo:paragraph-rsid="001c29c6"/>
    </style:style>
    <style:style style:name="P26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arial" officeooo:rsid="001c29c6" officeooo:paragraph-rsid="001c29c6"/>
    </style:style>
    <style:style style:name="P27" style:family="paragraph" style:parent-style-name="Table_20_Contents" style:list-style-name="L2">
      <style:paragraph-properties fo:margin-top="0.101cm" fo:margin-bottom="0.101cm" loext:contextual-spacing="false" fo:text-align="justify" style:justify-single-word="false"/>
      <style:text-properties style:font-name="arial" officeooo:rsid="001e3f9d" officeooo:paragraph-rsid="001e3f9d"/>
    </style:style>
    <style:style style:name="P28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arial" officeooo:rsid="001e3f9d" officeooo:paragraph-rsid="001e3f9d"/>
    </style:style>
    <style:style style:name="P29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arial" fo:font-weight="bold" officeooo:rsid="00197efb" officeooo:paragraph-rsid="00197efb" style:font-weight-asian="bold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arial"/>
    </style:style>
    <style:style style:name="P31" style:family="paragraph" style:parent-style-name="Table_20_Contents">
      <style:paragraph-properties fo:margin-top="0.101cm" fo:margin-bottom="0.101cm" loext:contextual-spacing="false" fo:text-align="justify" style:justify-single-word="false"/>
      <style:text-properties style:font-name="arial" officeooo:paragraph-rsid="001e3f9d"/>
    </style:style>
    <style:style style:name="T1" style:family="text">
      <style:text-properties officeooo:rsid="00185e3e"/>
    </style:style>
    <style:style style:name="T2" style:family="text">
      <style:text-properties officeooo:rsid="001e3f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officeooo:rsid="0017276e" style:font-weight-asian="bold" style:font-weight-complex="bold"/>
    </style:style>
    <style:style style:name="T5" style:family="text">
      <style:text-properties style:font-name="arial" fo:font-weight="bold" officeooo:rsid="00185e3e" style:font-weight-asian="bold" style:font-weight-complex="bold"/>
    </style:style>
    <style:style style:name="T6" style:family="text">
      <style:text-properties style:font-name="arial" officeooo:rsid="0017276e"/>
    </style:style>
    <style:style style:name="T7" style:family="text">
      <style:text-properties style:font-name="arial" officeooo:rsid="00185e3e"/>
    </style:style>
    <style:style style:name="T8" style:family="text">
      <style:text-properties officeooo:rsid="002098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<text:tab/>2.- </text:span>Quins riscos químics o biològics es presenten en les feines següents?</text:p>
      <text:p text:style-name="P9"/>
      <text:list xml:id="list859922374" text:style-name="L3">
        <text:list-item>
          <text:p text:style-name="P15"><text:span text:style-name="T4">Treball d’escorxador:</text:span><text:span text:style-name="T6"> Biològic (Carns)</text:span></text:p>
          <text:p text:style-name="P15"><text:span text:style-name="T6"/></text:p>
        </text:list-item>
        <text:list-item>
          <text:p text:style-name="P1"><text:span text:style-name="T3">Pintor: </text:span>Químic (Pintures)</text:p>
          <text:p text:style-name="P1"/>
        </text:list-item>
        <text:list-item>
          <text:p text:style-name="P1"><text:span text:style-name="T3">Tècnic de laboratori: </text:span>Químic i biològic (Depèn del tipus de laboratori)</text:p>
          <text:p text:style-name="P1"/>
        </text:list-item>
        <text:list-item>
          <text:p text:style-name="P1"><text:span text:style-name="T3">Oficial en una fàbrica de teixits: </text:span>Químic (Tractament de les teles)</text:p>
          <text:p text:style-name="P1"/>
        </text:list-item>
        <text:list-item>
          <text:p text:style-name="P1"><text:span text:style-name="T3">Ajudant d’una impremta: </text:span>Químics (Vapors)</text:p>
          <text:p text:style-name="P1"/>
        </text:list-item>
        <text:list-item>
          <text:p text:style-name="P1"><text:span text:style-name="T3">Veterinari: </text:span>Biològic (Els propis animals)</text:p>
          <text:p text:style-name="P1"/>
        </text:list-item>
        <text:list-item>
          <text:p text:style-name="P1"><text:span text:style-name="T3">Oficial de neteja: </text:span>Químics (Materials de neteja) i Biològics (Brossa)</text:p>
        </text:list-item>
      </text:list>
      <text:p text:style-name="P2"/>
      <text:p text:style-name="P2"/>
      <text:p text:style-name="P10"><text:tab/>3.- Enumera els riscos de les feines següents:</text:p>
      <text:p text:style-name="P10"/>
      <text:list xml:id="list4030588555" text:style-name="L4">
        <text:list-item>
          <text:p text:style-name="P16"><text:span text:style-name="T5">En Robert treballa en un magatzem de congelats de peix on hi ha molta humitat.</text:span></text:p>
        </text:list-item>
      </text:list>
      <text:p text:style-name="P10"/>
      <text:p text:style-name="P3"><text:tab/>Humitat, Temperatura, Agents Biològics, Talls.</text:p>
      <text:p text:style-name="P3"/>
      <text:list xml:id="list358218834" text:style-name="L5">
        <text:list-item>
          <text:p text:style-name="P17"><text:span text:style-name="T5">En Víctor treballa en un forn d’una fleca i l’ambient és molt sec.</text:span></text:p>
        </text:list-item>
      </text:list>
      <text:p text:style-name="P10"/>
      <text:p text:style-name="P3"><text:tab/>Humitat, Temperatura, Cremades.</text:p>
      <text:p text:style-name="P3"/>
      <text:list xml:id="list2989752631" text:style-name="L6">
        <text:list-item>
          <text:p text:style-name="P18"><text:span text:style-name="T5">La Maria treballa a la cuina d’un restaurant.</text:span></text:p>
        </text:list-item>
      </text:list>
      <text:p text:style-name="P10"/>
      <text:p text:style-name="P3"><text:tab/>Talls, Cops, Cremades, Temperatura, Il·luminació.</text:p>
      <text:p text:style-name="P3"/>
      <text:p text:style-name="P3"/>
      <text:p text:style-name="P3"/>
      <text:p text:style-name="P3"/>
      <text:p text:style-name="P10"><text:soft-page-break/><text:tab/>4.- Assenyala algun risc relacionat amb les condicions mediambientals de les <text:tab/>tasques següents:</text:p>
      <text:p text:style-name="P10"/>
      <text:list xml:id="list3494111677" text:style-name="L7">
        <text:list-item>
          <text:p text:style-name="P19"><text:span text:style-name="T5">Instal·lar antenes parabòliques:</text:span><text:span text:style-name="T7"> Soroll.</text:span></text:p>
          <text:p text:style-name="P19"><text:span text:style-name="T7"/></text:p>
        </text:list-item>
        <text:list-item>
          <text:p text:style-name="P4"><text:span text:style-name="T3">Preparar dissolvents en una fàbrica: </text:span>Il·luminació.</text:p>
          <text:p text:style-name="P4"/>
        </text:list-item>
        <text:list-item>
          <text:p text:style-name="P4"><text:span text:style-name="T3">Netejar un escorxador: </text:span>Radiacions ionitzants.</text:p>
          <text:p text:style-name="P4"/>
        </text:list-item>
        <text:list-item>
          <text:p text:style-name="P4"><text:span text:style-name="T3">Servir copes en una discoteca: </text:span>Soroll.</text:p>
        </text:list-item>
      </text:list>
      <text:p text:style-name="P3"/>
      <text:p text:style-name="P3"/>
      <text:p text:style-name="P11"><text:tab/>5.- Classifica els riscos següents segons el tipus al què pertanyen:</text:p>
      <text:p text:style-name="P11"/>
      <table:table table:name="Taula1" table:style-name="Taula1">
        <table:table-column table:style-name="Taula1.A" table:number-columns-repeated="3"/>
        <table:table-row>
          <table:table-cell table:style-name="Taula1.A1" office:value-type="string">
            <text:p text:style-name="P29">Agents físics</text:p>
          </table:table-cell>
          <table:table-cell table:style-name="Taula1.A1" office:value-type="string">
            <text:p text:style-name="P29">Agents químics</text:p>
          </table:table-cell>
          <table:table-cell table:style-name="Taula1.A1" office:value-type="string">
            <text:p text:style-name="P29">Agents biològics</text:p>
          </table:table-cell>
        </table:table-row>
        <table:table-row>
          <table:table-cell table:style-name="Taula1.A1" office:value-type="string">
            <text:list xml:id="list3080986976" text:style-name="L1">
              <text:list-item>
                <text:p text:style-name="P22">Vibracions</text:p>
              </text:list-item>
              <text:list-item>
                <text:p text:style-name="P22">Soroll</text:p>
              </text:list-item>
              <text:list-item>
                <text:p text:style-name="P22">Espai de treball</text:p>
              </text:list-item>
              <text:list-item>
                <text:p text:style-name="P22">Raigs X</text:p>
              </text:list-item>
              <text:list-item>
                <text:p text:style-name="P22">Terra lliscant</text:p>
              </text:list-item>
              <text:list-item>
                <text:p text:style-name="P22">Obertura a terra</text:p>
              </text:list-item>
              <text:list-item>
                <text:p text:style-name="P24">Amplària d’un passadís</text:p>
              </text:list-item>
            </text:list>
          </table:table-cell>
          <table:table-cell table:style-name="Taula1.A1" office:value-type="string">
            <text:list xml:id="list104938020258986" text:continue-numbering="true" text:style-name="L1">
              <text:list-item>
                <text:p text:style-name="P22">Neteja</text:p>
              </text:list-item>
            </text:list>
          </table:table-cell>
          <table:table-cell table:style-name="Taula1.A1" office:value-type="string">
            <text:list xml:id="list104938051012621" text:continue-numbering="true" text:style-name="L1">
              <text:list-item>
                <text:p text:style-name="P23">Virus</text:p>
              </text:list-item>
              <text:list-item>
                <text:p text:style-name="P23">Paràsits</text:p>
              </text:list-item>
            </text:list>
          </table:table-cell>
        </table:table-row>
      </table:table>
      <text:p text:style-name="P5"/>
      <text:p text:style-name="P5"/>
      <text:p text:style-name="P12"><text:tab/>7.- Indica si aquestes afirmacions són veritables o falses:</text:p>
      <text:p text:style-name="P12"/>
      <text:p text:style-name="P6"><text:span text:style-name="T3"><text:tab/>a) La possibilitat de tenir una depressió a causa de les relacions amb els <text:tab/>superiors és un factor de risc derivat de la seguretat mediambiental. </text:span></text:p>
      <text:p text:style-name="P6"><text:tab/>Fals.</text:p>
      <text:p text:style-name="P6"/>
      <text:p text:style-name="P6"><text:span text:style-name="T3"><text:tab/>b) La incertesa a la feina és un factor de risc derivat de l’organització del <text:tab/>treball.</text:span></text:p>
      <text:p text:style-name="P6"><text:tab/>Vertader.</text:p>
      <text:p text:style-name="P7"/>
      <text:p text:style-name="P6"><text:soft-page-break/><text:span text:style-name="T3"><text:tab/>c) La realització de tasques repetitives és un factor derivat de la càrrega de <text:tab/>treball.</text:span></text:p>
      <text:p text:style-name="P6"><text:tab/>Vertader.</text:p>
      <text:p text:style-name="P6"/>
      <text:p text:style-name="P6"><text:span text:style-name="T3"><text:tab/>d) Una il·luminació adequada prevé la fatiga física i mental.</text:span></text:p>
      <text:p text:style-name="P6"><text:tab/>Vertader.</text:p>
      <text:p text:style-name="P7"/>
      <text:p text:style-name="P7"/>
      <text:p text:style-name="P12"><text:tab/>8.- Relaciona els conceptes de les dues columnes:</text:p>
      <text:p text:style-name="P12"/>
      <table:table table:name="Taula2" table:style-name="Taula2">
        <table:table-column table:style-name="Taula2.A"/>
        <table:table-column table:style-name="Taula2.B"/>
        <table:table-column table:style-name="Taula2.C"/>
        <table:table-row>
          <table:table-cell table:style-name="Taula2.A1" office:value-type="string">
            <text:list xml:id="list1944629135" text:style-name="L2">
              <text:list-item>
                <text:p text:style-name="P25">Temperatura màxima treballs sedentaris</text:p>
              </text:list-item>
            </text:list>
          </table:table-cell>
          <table:table-cell table:style-name="Taula2.A1" office:value-type="string">
            <text:p text:style-name="P30">→</text:p>
          </table:table-cell>
          <table:table-cell table:style-name="Taula2.A1" office:value-type="string">
            <text:p text:style-name="P26">27 ºC</text:p>
            <text:p text:style-name="P26"/>
          </table:table-cell>
        </table:table-row>
        <table:table-row>
          <table:table-cell table:style-name="Taula2.A1" office:value-type="string">
            <text:list xml:id="list104937719772840" text:continue-numbering="true" text:style-name="L2">
              <text:list-item>
                <text:p text:style-name="P25">Temperatura mínima treballs lleugers</text:p>
              </text:list-item>
            </text:list>
          </table:table-cell>
          <table:table-cell table:style-name="Taula2.A1" office:value-type="string">
            <text:p text:style-name="P30">→</text:p>
          </table:table-cell>
          <table:table-cell table:style-name="Taula2.A1" office:value-type="string">
            <text:p text:style-name="P26">14 ºC</text:p>
            <text:p text:style-name="P26"/>
          </table:table-cell>
        </table:table-row>
        <table:table-row>
          <table:table-cell table:style-name="Taula2.A1" office:value-type="string">
            <text:list xml:id="list104938123971185" text:continue-numbering="true" text:style-name="L2">
              <text:list-item>
                <text:p text:style-name="P25">Humitat de l’aire amb electricitat estàtica</text:p>
              </text:list-item>
            </text:list>
          </table:table-cell>
          <table:table-cell table:style-name="Taula2.A1" office:value-type="string">
            <text:p text:style-name="P30">→</text:p>
          </table:table-cell>
          <table:table-cell table:style-name="Taula2.A1" office:value-type="string">
            <text:p text:style-name="P26">50 %</text:p>
          </table:table-cell>
        </table:table-row>
      </table:table>
      <text:p text:style-name="P7"/>
      <text:p text:style-name="P7"/>
      <text:p text:style-name="P13"><text:tab/>9.- Relaciona cada situació de risc amb la professió que la produeix:</text:p>
      <text:p text:style-name="P8"/>
      <table:table table:name="Taula3" table:style-name="Taula3">
        <table:table-column table:style-name="Taula3.A"/>
        <table:table-column table:style-name="Taula3.B"/>
        <table:table-column table:style-name="Taula3.C"/>
        <table:table-row>
          <table:table-cell table:style-name="Taula3.A1" office:value-type="string">
            <text:list xml:id="list104937786134431" text:continue-numbering="true" text:style-name="L2">
              <text:list-item>
                <text:p text:style-name="P27">Forner</text:p>
              </text:list-item>
            </text:list>
          </table:table-cell>
          <table:table-cell table:style-name="Taula3.A1" office:value-type="string">
            <text:p text:style-name="P31">→</text:p>
          </table:table-cell>
          <table:table-cell table:style-name="Taula3.A1" office:value-type="string">
            <text:p text:style-name="P28">Treball nocturn</text:p>
            <text:p text:style-name="P28"/>
          </table:table-cell>
        </table:table-row>
        <table:table-row>
          <table:table-cell table:style-name="Taula3.A1" office:value-type="string">
            <text:list xml:id="list104937955719895" text:continue-numbering="true" text:style-name="L2">
              <text:list-item>
                <text:p text:style-name="P27">Paleta</text:p>
              </text:list-item>
            </text:list>
          </table:table-cell>
          <table:table-cell table:style-name="Taula3.A1" office:value-type="string">
            <text:p text:style-name="P31">→</text:p>
          </table:table-cell>
          <table:table-cell table:style-name="Taula3.A1" office:value-type="string">
            <text:p text:style-name="P28">Càrrega física</text:p>
            <text:p text:style-name="P28"/>
          </table:table-cell>
        </table:table-row>
        <table:table-row>
          <table:table-cell table:style-name="Taula3.A1" office:value-type="string">
            <text:list xml:id="list104937649951353" text:continue-numbering="true" text:style-name="L2">
              <text:list-item>
                <text:p text:style-name="P27">Directiu</text:p>
              </text:list-item>
            </text:list>
          </table:table-cell>
          <table:table-cell table:style-name="Taula3.A1" office:value-type="string">
            <text:p text:style-name="P31">→</text:p>
          </table:table-cell>
          <table:table-cell table:style-name="Taula3.A1" office:value-type="string">
            <text:p text:style-name="P28">Càrrega mental</text:p>
            <text:p text:style-name="P28"/>
          </table:table-cell>
        </table:table-row>
        <table:table-row>
          <table:table-cell table:style-name="Taula3.A1" office:value-type="string">
            <text:list xml:id="list104936460618075" text:continue-numbering="true" text:style-name="L2">
              <text:list-item>
                <text:p text:style-name="P27">Cosidora</text:p>
              </text:list-item>
            </text:list>
          </table:table-cell>
          <table:table-cell table:style-name="Taula3.A1" office:value-type="string">
            <text:p text:style-name="P31">→</text:p>
            <text:p text:style-name="P31"/>
          </table:table-cell>
          <table:table-cell table:style-name="Taula3.A1" office:value-type="string">
            <text:p text:style-name="P28">Il·luminació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4" style:family="table">
      <style:table-properties style:width="17cm" table:align="margins"/>
    </style:style>
    <style:style style:name="Taula4.A" style:family="table-column">
      <style:table-column-properties style:column-width="8.5cm" style:rel-column-width="32767*"/>
    </style:style>
    <style:style style:name="Taula4.A1" style:family="table-cell">
      <style:table-cell-properties style:writing-mode="page"/>
    </style:style>
    <style:style style:name="MP1" style:family="paragraph" style:parent-style-name="Table_20_Contents">
      <style:text-properties style:font-name="arial" fo:font-size="10pt" officeooo:rsid="001f1c12" officeooo:paragraph-rsid="001f1c12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officeooo:rsid="001f1c12" officeooo:paragraph-rsid="001f1c1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ula4" table:style-name="Taula4">
          <table:table-column table:style-name="Taula4.A" table:number-columns-repeated="2"/>
          <table:table-row>
            <table:table-cell table:style-name="Taula4.A1" office:value-type="string">
              <text:p text:style-name="MP1">FOL</text:p>
            </table:table-cell>
            <table:table-cell table:style-name="Taula4.A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0:19:11.164322107</meta:creation-date>
    <dc:date>2020-11-06T10:49:08.257849209</dc:date>
    <meta:editing-duration>PT29M53S</meta:editing-duration>
    <meta:editing-cycles>10</meta:editing-cycles>
    <meta:generator>LibreOffice/6.4.5.2$Linux_X86_64 LibreOffice_project/40$Build-2</meta:generator>
    <meta:document-statistic meta:table-count="4" meta:image-count="0" meta:object-count="0" meta:page-count="3" meta:paragraph-count="77" meta:word-count="369" meta:character-count="2181" meta:non-whitespace-character-count="1897"/>
  </office:meta>
</office:document-meta>
</file>